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margin-top="0.423cm" fo:margin-bottom="0cm" style:contextual-spacing="false" fo:text-align="justify" style:justify-single-word="false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margin-left="0cm" fo:margin-right="0cm" fo:margin-top="0.423cm" fo:margin-bottom="0.282cm" style:contextual-spacing="false" fo:text-align="justify" style:justify-single-word="false" fo:text-indent="1.27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Standard" style:master-page-name="Standard">
      <style:paragraph-properties fo:text-align="justify" style:justify-single-word="false" style:page-number="1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left="1.27cm" fo:margin-right="0cm" fo:margin-top="0.423cm" fo:margin-bottom="0cm" style:contextual-spacing="false" fo:text-align="justify" style:justify-single-word="false" fo:text-indent="0cm" style:auto-text-indent="false"/>
    </style:style>
    <style:style style:name="P6" style:family="paragraph" style:parent-style-name="Standard">
      <style:paragraph-properties fo:margin-left="1.27cm" fo:margin-right="0cm" fo:margin-top="0.423cm" fo:margin-bottom="0.282cm" style:contextual-spacing="false" fo:text-align="justify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margin-top="0.423cm" fo:margin-bottom="0.282cm" style:contextual-spacing="false" fo:text-align="justify" style:justify-single-word="false" fo:text-indent="1.27cm" style:auto-text-indent="false"/>
    </style:style>
    <style:style style:name="P8" style:family="paragraph" style:parent-style-name="Standard">
      <style:paragraph-properties fo:text-align="justify" style:justify-single-word="false" fo:break-before="page"/>
    </style:style>
    <style:style style:name="P9" style:family="paragraph" style:parent-style-name="Standard">
      <style:paragraph-properties fo:margin-left="1.27cm" fo:margin-right="0cm" fo:margin-top="0.423cm" fo:margin-bottom="0.282cm" style:contextual-spacing="false" fo:text-indent="0cm" style:auto-text-indent="false"/>
    </style:style>
    <style:style style:name="P10" style:family="paragraph" style:parent-style-name="Standard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11" style:family="paragraph" style:parent-style-name="Standard">
      <style:paragraph-properties fo:margin-top="0cm" fo:margin-bottom="0cm" style:contextual-spacing="false" fo:line-height="100%" fo:padding-left="0cm" fo:padding-right="0cm" fo:padding-top="0cm" fo:padding-bottom="0.035cm" fo:border-left="none" fo:border-right="none" fo:border-top="none" fo:border-bottom="0.51pt solid #000000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 loext:opacity="100%" fo:font-size="6pt" style:font-size-asian="6pt" style:font-size-complex="6pt"/>
    </style:style>
    <style:style style:name="P12" style:family="paragraph" style:parent-style-name="Standard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 loext:opacity="100%"/>
    </style:style>
    <style:style style:name="P13" style:family="paragraph" style:parent-style-name="Standard">
      <style:paragraph-properties fo:margin-top="0cm" fo:margin-bottom="0cm" style:contextual-spacing="false" fo:line-height="100%" fo:padding-left="0cm" fo:padding-right="0cm" fo:padding-top="0cm" fo:padding-bottom="0.035cm" fo:border-left="none" fo:border-right="none" fo:border-top="none" fo:border-bottom="0.51pt solid #000000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 loext:opacity="100%"/>
    </style:style>
    <style:style style:name="P14" style:family="paragraph" style:parent-style-name="Text_20_body" style:list-style-name="WWNum1">
      <style:paragraph-properties fo:margin-top="0.423cm" fo:margin-bottom="0cm" style:contextual-spacing="false" fo:text-align="justify" style:justify-single-word="false"/>
    </style:style>
    <style:style style:name="P15" style:family="paragraph" style:parent-style-name="Text_20_body">
      <style:paragraph-properties fo:margin-left="1.905cm" fo:margin-right="0cm" fo:text-indent="0cm" style:auto-text-indent="false"/>
    </style:style>
    <style:style style:name="P16" style:family="paragraph" style:parent-style-name="Text_20_body" style:list-style-name="WWNum1"/>
    <style:style style:name="P17" style:family="paragraph" style:parent-style-name="Text_20_body">
      <style:paragraph-properties fo:margin-left="1.501cm" fo:margin-right="0cm" fo:text-indent="0cm" style:auto-text-indent="false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 style:font-style-complex="italic"/>
    </style:style>
    <style:style style:name="T4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6" style:family="text">
      <style:text-properties style:font-name="Times New Roman" fo:font-size="13pt" style:text-underline-style="solid" style:text-underline-width="auto" style:text-underline-color="font-color" fo:font-weight="bold" style:font-name-asian="Times New Roman1" style:font-size-asian="13pt" style:font-weight-asian="bold" style:font-name-complex="Times New Roman1" style:font-size-complex="13pt"/>
    </style:style>
    <style:style style:name="T7" style:family="text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8" style:family="text">
      <style:text-properties style:font-name="Times New Roman" fo:font-size="13pt" style:font-size-asian="13pt" style:font-name-complex="Times New Roman1" style:font-size-complex="13pt"/>
    </style:style>
    <style:style style:name="T9" style:family="text">
      <style:text-properties style:font-name="Times New Roman" fo:font-size="13pt" fo:font-style="italic" style:font-size-asian="13pt" style:font-style-asian="italic" style:font-name-complex="Times New Roman1" style:font-size-complex="13pt"/>
    </style:style>
    <style:style style:name="T10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11" style:family="text">
      <style:text-properties fo:color="#000000" loext:opacity="100%" fo:font-size="12pt" style:font-size-asian="12pt" style:font-size-complex="12pt"/>
    </style:style>
    <style:style style:name="T12" style:family="text">
      <style:text-properties fo:color="#000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5"><text:span text:style-name="T1">Option: -pg</text:span></text:p>
      <text:p text:style-name="P5"><text:span text:style-name="T2">To enable code profiling.</text:span></text:p>
      <text:p text:style-name="P5"><text:span text:style-name="T6">Output</text:span></text:p>
      <text:p text:style-name="P5"><text:span text:style-name="T2">mits@mits:~/Desktop/S1MCA/ADS_lab$ gcc -pg sum.c</text:span></text:p>
      <text:p text:style-name="P5"><text:span text:style-name="T2">This compiles source.c with profiling support, allowing you to use profilers like gprof.</text:span><text:span text:style-name="T1"> </text:span></text:p>
      <text:p text:style-name="P5"><text:span text:style-name="T1">Option: -save-temps</text:span></text:p>
      <text:p text:style-name="P5"><text:span text:style-name="T2">To save temporary files generated during program execution.</text:span></text:p>
      <text:p text:style-name="P5"><text:span text:style-name="T6">Output</text:span></text:p>
      <text:p text:style-name="P5"><text:span text:style-name="T2">mits@mits:~/Desktop/S1MCA/ADS_lab$ gcc -save-temps -o my_pgm sum.c</text:span></text:p>
      <text:p text:style-name="P6"><text:span text:style-name="T2">This will generate intermediate files, like sum.i (pre-processed source) and sum.s (assembly code), in addition to the final executable.</text:span></text:p>
      <text:p text:style-name="P1"/>
      <text:p text:style-name="P5"><text:span text:style-name="T1">Option: -g</text:span></text:p>
      <text:p text:style-name="P5"><text:span text:style-name="T2">gcc -g generates debug information to be used by GDB debugger.</text:span></text:p>
      <text:p text:style-name="P6"><text:span text:style-name="T6">Output</text:span></text:p>
      <text:p text:style-name="P5"><text:span text:style-name="T2">acer@acer-Aspire-E5-575:~/clab$ gcc -g sum.c -o sum_out</text:span></text:p>
      <text:p text:style-name="P5"><text:span text:style-name="T2">acer@acer-Aspire-E5-575:~/clab$ gdb sum_out</text:span></text:p>
      <text:p text:style-name="P5"><text:span text:style-name="T2">GNU gdb (Ubuntu 9.2-0ubuntu1~20.04) 9.2</text:span></text:p>
      <text:p text:style-name="P5"><text:span text:style-name="T2">Reading symbols from sum_out...</text:span></text:p>
      <text:p text:style-name="P5"><text:span text:style-name="T2">(gdb) run</text:span></text:p>
      <text:p text:style-name="P5"><text:span text:style-name="T2">Starting program: /home/acer/clab/sum_out </text:span></text:p>
      <text:p text:style-name="P5"><text:span text:style-name="T2">sum= 13</text:span></text:p>
      <text:p text:style-name="P5"><text:span text:style-name="T2">[Inferior 1 (process 3061) exited with code 010]</text:span></text:p>
      <text:p text:style-name="P5"><text:soft-page-break/><text:span text:style-name="T2">(gdb) quit</text:span></text:p>
      <text:p text:style-name="P5"><text:span text:style-name="T2">This compiles sum.c with debug information, enabling you to debug the resulting executable file.</text:span></text:p>
      <text:p text:style-name="P5"><text:span text:style-name="T1">Option: -O</text:span></text:p>
      <text:p text:style-name="P5"><text:span text:style-name="T2">gcc -O sets the compiler's </text:span><text:span text:style-name="T3">optimization level</text:span><text:span text:style-name="T2">.</text:span></text:p>
      <text:p text:style-name="P5"><text:span text:style-name="T6">Output</text:span></text:p>
      <text:p text:style-name="P5"><text:span text:style-name="T2">mits@mits:~/Desktop/S1MCA/ADS_lab$ gcc -O3 -o my_pgm sum.c</text:span></text:p>
      <text:p text:style-name="P5"><text:span text:style-name="T2">This compiles sum.c with a high level of optimization.</text:span></text:p>
      <text:p text:style-name="P5"><text:span text:style-name="T4">Program-2</text:span></text:p>
      <text:p text:style-name="P5"><text:span text:style-name="T1">// Create a header file module.h, create a program with that header file as module.c and create a program sample.c that link above two files</text:span></text:p>
      <text:p text:style-name="P1"/>
      <text:p text:style-name="P5"><text:bookmark-start text:name="_Hlk180561001"/><text:span text:style-name="T1">Important Options in GCC</text:span><text:bookmark-end text:name="_Hlk180561001"/></text:p>
      <text:p text:style-name="P5"><text:span text:style-name="T1">Option: -c</text:span></text:p>
      <text:p text:style-name="P5"><text:span text:style-name="T2">To compile source files to object files without linking.</text:span></text:p>
      <text:p text:style-name="P6"><text:span text:style-name="T6">Output</text:span></text:p>
      <text:p text:style-name="P5"><text:span text:style-name="T2">mits@mits:~/Desktop/S1MCA/ADS_lab$ gcc -c sum.c</text:span></text:p>
      <text:p text:style-name="P7"><text:span text:style-name="T2">This will generate an object file sum.o that can be linked separately.</text:span></text:p>
      <text:p text:style-name="P2"/>
      <text:p text:style-name="P7"><text:span text:style-name="T4">Program 3</text:span></text:p>
      <text:p text:style-name="P9"><text:span text:style-name="T2">// myfile.c<text:line-break/>#include &lt;stdio.h&gt;<text:line-break/><text:line-break/>void main()<text:line-break/>{<text:line-break/>#ifdef SAMPLE<text:line-break/><text:tab/>printf("Debug run\n");<text:line-break/></text:span><text:soft-page-break/><text:span text:style-name="T2">#else<text:line-break/><text:tab/>printf("Release run\n");<text:line-break/>#endif<text:line-break/>}</text:span></text:p>
      <text:p text:style-name="P5"><text:span text:style-name="T1">Important Option in GCC</text:span></text:p>
      <text:p text:style-name="P7"><text:span text:style-name="T1">Option: -D</text:span></text:p>
      <text:p text:style-name="P5"><text:span text:style-name="T2">gcc -D defines a macro to be used by the preprocessor.</text:span></text:p>
      <text:p text:style-name="P6"><text:span text:style-name="T6">Output</text:span></text:p>
      <text:list xml:id="list397260423" text:style-name="WWNum1">
        <text:list-item>
          <text:p text:style-name="P14"><text:span text:style-name="T2">Build </text:span><text:span text:style-name="T5">myfile.c</text:span><text:span text:style-name="T2"> and run it with the maro SAMPLE defined:</text:span></text:p>
        </text:list-item>
      </text:list>
      <text:p text:style-name="P15"><text:span text:style-name="T8">$ gcc -D SAMPLE myfile.c -o myfile<text:line-break/>$ ./myfile<text:line-break/>Debug run<text:line-break/></text:span></text:p>
      <text:list xml:id="list141202223012506" text:continue-numbering="true" text:style-name="WWNum1">
        <text:list-item>
          <text:p text:style-name="P16"><text:span text:style-name="T8">Build </text:span><text:span text:style-name="T9">myfile.c</text:span><text:span text:style-name="T8"> and run it without the macro SAMPLE defined:</text:span></text:p>
        </text:list-item>
      </text:list>
      <text:p text:style-name="P17"><text:span text:style-name="T8">$ gcc myfile.c -o myfile<text:line-break/>$ ./myfile<text:line-break/>Release run<text:line-break/></text:span></text:p>
      <text:p text:style-name="P17"><text:span text:style-name="T1">Option: -l</text:span></text:p>
      <text:p text:style-name="P5"><text:span text:style-name="T2">To include a directory of header files.</text:span></text:p>
      <text:p text:style-name="P6"><text:span text:style-name="T6">Output</text:span></text:p>
      <text:p text:style-name="P5"><text:span text:style-name="T2">mits@mits:~/Desktop/S1MCA/ADS_lab$ gcc -o sum.c sum_out.c -lm</text:span></text:p>
      <text:p text:style-name="P7"><text:span text:style-name="T2">Here, the -lm option links the math library (libm) with the sum.c.</text:span></text:p>
      <text:p text:style-name="P5"><text:span text:style-name="T1">Option: -I</text:span></text:p>
      <text:p text:style-name="P5"><text:span text:style-name="T2">To look in a directory for library files.</text:span></text:p>
      <text:p text:style-name="P6"><text:span text:style-name="T6">Output</text:span></text:p>
      <text:p text:style-name="P5"><text:span text:style-name="T2">mits@mits:~/Desktop/S1MCA/ADS_lab$ gcc -o sum.c sum_out.c -I./ads_lab</text:span></text:p>
      <text:p text:style-name="P7"><text:span text:style-name="T2">This tells GCC to look for header files in the ads_lab directory.</text:span></text:p>
      <text:p text:style-name="P4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IN" style:letter-kerning="false" style:font-name-asian="Calibri1" style:font-size-asian="10pt" style:language-asian="en" style:country-asian="IN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0pt" fo:language="en" fo:country="IN" style:letter-kerning="false" style:font-name-asian="Calibri1" style:font-size-asian="10pt" style:language-asian="en" style:country-asian="IN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fo:font-size="11pt" style:font-size-asian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P2" style:family="paragraph" style:parent-style-name="Standard">
      <style:paragraph-properties fo:margin-top="0cm" fo:margin-bottom="0cm" style:contextual-spacing="false" fo:line-height="100%" fo:padding-left="0cm" fo:padding-right="0cm" fo:padding-top="0cm" fo:padding-bottom="0.035cm" fo:border-left="none" fo:border-right="none" fo:border-top="none" fo:border-bottom="0.51pt solid #000000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 loext:opacity="100%" fo:font-size="6pt" style:font-size-asian="6pt" style:font-size-complex="6pt"/>
    </style:style>
    <style:style style:name="MP3" style:family="paragraph" style:parent-style-name="Standard">
      <style:paragraph-properties fo:margin-top="0cm" fo:margin-bottom="0cm" style:contextual-spacing="false" fo:line-height="100%" fo:padding-left="0cm" fo:padding-right="0cm" fo:padding-top="0cm" fo:padding-bottom="0.035cm" fo:border-left="none" fo:border-right="none" fo:border-top="none" fo:border-bottom="0.51pt solid #000000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 loext:opacity="100%"/>
    </style:style>
    <style:style style:name="MP4" style:family="paragraph" style:parent-style-name="Standard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 loext:opacity="100%"/>
    </style:style>
    <style:style style:name="MT1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MT2" style:family="text">
      <style:text-properties fo:color="#000000" loext:opacity="100%"/>
    </style:style>
    <style:page-layout style:name="Mpm1">
      <style:page-layout-properties fo:page-width="21.001cm" fo:page-height="29.7cm" style:num-format="1" style:print-orientation="portrait" fo:margin-top="1.249cm" fo:margin-bottom="1.199cm" fo:margin-left="2.54cm" fo:margin-right="2.54cm" style:writing-mode="lr-tb" style:layout-grid-color="#c0c0c0" style:layout-grid-lines="1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1.341cm" fo:margin-left="0cm" fo:margin-right="0cm" fo:margin-top="1.24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20MCA135 DS Lab<text:tab/><text:tab/>S1 MCA (2024-26 Batch)</text:span></text:p>
        <text:p text:style-name="MP2"/>
      </style:header>
      <style:footer>
        <text:p text:style-name="MP3"/>
        <text:p text:style-name="MP1"><text:span text:style-name="MT2">Dept. of Computer Applications<text:tab/></text:span><text:span text:style-name="MT2"><text:page-number text:select-page="current">4</text:page-number></text:span><text:span text:style-name="MT2"><text:tab/>MITS</text:span></text:p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CER</meta:initial-creator>
    <dc:creator>saritha k</dc:creator>
    <meta:editing-cycles>5</meta:editing-cycles>
    <meta:creation-date>2024-10-23T01:56:00</meta:creation-date>
    <dc:date>2024-10-23T02:03:00</dc:date>
    <dc:language>en-IN</dc:language>
    <meta:editing-duration>PT7M</meta:editing-duration>
    <meta:generator>LibreOffice/7.3.7.2$Linux_X86_64 LibreOffice_project/30$Build-2</meta:generator>
    <meta:document-statistic meta:table-count="0" meta:image-count="0" meta:object-count="0" meta:page-count="4" meta:paragraph-count="58" meta:word-count="354" meta:character-count="2356" meta:non-whitespace-character-count="205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